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verbatim">
      <style:text-properties fo:font-weight="bold" style:font-weight-asian="bold" style:font-weight-complex="bold"/>
    </style:style>
    <style:style style:name="P14" style:family="paragraph" style:parent-style-name="verbatim">
      <style:paragraph-properties fo:text-align="start" style:justify-single-word="false"/>
    </style:style>
    <style:style style:name="P15" style:family="paragraph" style:parent-style-name="verbatim">
      <style:text-properties fo:font-weight="normal" style:font-weight-asian="normal" style:font-weight-complex="normal"/>
    </style:style>
    <style:style style:name="P16" style:family="paragraph" style:parent-style-name="verbatim">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17" style:family="paragraph" style:parent-style-name="verbatim">
      <style:text-properties fo:language="zxx" fo:country="none" style:language-asian="zxx" style:country-asian="none" style:language-complex="zxx" style:country-complex="none"/>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Text_20_body">
      <style:text-properties style:font-name="Liberation Sans1" style:font-name-asian="DejaVu Sans" style:font-name-complex="Lohit Hindi"/>
    </style:style>
    <style:style style:name="P22" style:family="paragraph" style:parent-style-name="Text_20_body" style:list-style-name="L1">
      <style:text-properties style:font-name="Liberation Sans1" style:font-name-asian="DejaVu Sans" style:font-name-complex="Lohit Hindi"/>
    </style:style>
    <style:style style:name="P23" style:family="paragraph" style:parent-style-name="Text_20_body" style:list-style-name="L2">
      <style:text-properties style:font-name="Liberation Sans1" style:font-name-asian="DejaVu Sans" style:font-name-complex="Lohit Hindi"/>
    </style:style>
    <style:style style:name="P24" style:family="paragraph" style:parent-style-name="Text_20_body" style:list-style-name="L3">
      <style:text-properties style:font-name="Liberation Sans1" style:font-name-asian="DejaVu Sans" style:font-name-complex="Lohit Hindi"/>
    </style:style>
    <style:style style:name="P25"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6"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9" style:family="paragraph" style:parent-style-name="Text_20_body" style:list-style-name="L5"/>
    <style:style style:name="P30" style:family="paragraph" style:parent-style-name="Text_20_body" style:list-style-name="L7"/>
    <style:style style:name="P31" style:family="paragraph" style:parent-style-name="Text_20_body">
      <style:text-properties fo:font-style="normal" style:font-style-asian="normal" style:font-style-complex="normal"/>
    </style:style>
    <style:style style:name="P32" style:family="paragraph" style:parent-style-name="Text_20_body" style:list-style-name="L7">
      <style:text-properties fo:font-style="normal" style:font-style-asian="normal" style:font-style-complex="normal"/>
    </style:style>
    <style:style style:name="P33" style:family="paragraph" style:parent-style-name="Text_20_body" style:list-style-name="L8">
      <style:text-properties fo:font-style="normal" style:font-style-asian="normal" style:font-style-complex="normal"/>
    </style:style>
    <style:style style:name="P34" style:family="paragraph" style:parent-style-name="Text_20_body" style:list-style-name="L8"/>
    <style:style style:name="P35" style:family="paragraph" style:parent-style-name="Text_20_body">
      <style:text-properties fo:font-style="italic" style:font-style-asian="italic" style:font-style-complex="italic"/>
    </style:style>
    <style:style style:name="P36" style:family="paragraph" style:parent-style-name="Text_20_body" style:list-style-name="L9"/>
    <style:style style:name="P37" style:family="paragraph" style:parent-style-name="Text_20_body">
      <style:text-properties fo:font-weight="bold" style:font-weight-asian="bold" style:font-weight-complex="bold"/>
    </style:style>
    <style:style style:name="P38" style:family="paragraph" style:parent-style-name="Text_20_body" style:list-style-name="L13">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7"/>
    <style:style style:name="P47" style:family="paragraph" style:parent-style-name="Text_20_body" style:list-style-name="L20"/>
    <style:style style:name="P48" style:family="paragraph" style:parent-style-name="Text_20_body">
      <style:text-properties fo:font-size="16pt" fo:font-weight="bold" style:font-size-asian="16pt" style:font-weight-asian="bold" style:font-size-complex="16pt" style:font-weight-complex="bold"/>
    </style:style>
    <style:style style:name="P49" style:family="paragraph" style:parent-style-name="Text_20_body">
      <style:text-properties fo:language="zxx" fo:country="none" style:language-asian="zxx" style:country-asian="none" style:language-complex="zxx" style:country-complex="none"/>
    </style:style>
    <style:style style:name="P50" style:family="paragraph" style:parent-style-name="Text_20_body">
      <style:paragraph-properties fo:text-align="justify" style:justify-single-word="false"/>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3" style:family="paragraph" style:parent-style-name="Text_20_body">
      <style:paragraph-properties fo:break-before="page"/>
      <style:text-properties fo:font-weight="bold" style:font-weight-asian="bold" style:font-weight-complex="bold"/>
    </style:style>
    <style:style style:name="P54" style:family="paragraph" style:parent-style-name="Text_20_body">
      <style:paragraph-properties fo:break-before="page"/>
      <style:text-properties fo:font-weight="normal" style:font-weight-asian="normal" style:font-weight-complex="normal"/>
    </style:style>
    <style:style style:name="P55" style:family="paragraph" style:parent-style-name="Text_20_body">
      <style:paragraph-properties fo:margin-left="1.251cm" fo:margin-right="0cm" fo:text-align="justify" style:justify-single-word="false" fo:text-indent="0cm" style:auto-text-indent="false"/>
    </style:style>
    <style:style style:name="P56" style:family="paragraph" style:list-style-name="L18">
      <style:text-properties fo:language="zxx" fo:country="none" style:language-asian="zxx" style:country-asian="none" style:language-complex="zxx" style:country-complex="none"/>
    </style:style>
    <style:style style:name="P57" style:family="paragraph" style:parent-style-name="Standard">
      <style:paragraph-properties fo:text-align="justify" style:justify-single-word="false"/>
    </style:style>
    <style:style style:name="P58" style:family="paragraph" style:parent-style-name="Standard">
      <style:text-properties fo:font-style="normal" style:font-style-asian="normal" style:font-style-complex="normal"/>
    </style:style>
    <style:style style:name="P59" style:family="paragraph" style:parent-style-name="Standard" style:list-style-name="L21">
      <style:text-properties fo:language="zxx" fo:country="none" style:language-asian="zxx" style:country-asian="none" style:language-complex="zxx" style:country-complex="none"/>
    </style:style>
    <style:style style:name="P60" style:family="paragraph" style:parent-style-name="Standard" style:list-style-name="L22">
      <style:text-properties fo:language="zxx" fo:country="none" style:language-asian="zxx" style:country-asian="none" style:language-complex="zxx" style:country-complex="non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Mono1"/>
    </style:style>
    <style:style style:name="T1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0" style:family="text">
      <style:text-properties style:font-name="Liberation Mono1"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font-weight-asian="bold"/>
    </style:style>
    <style:style style:name="T23" style:family="text">
      <style:text-properties style:font-weight-complex="bold"/>
    </style:style>
    <style:style style:name="T24" style:family="text">
      <style:text-properties style:text-position="super 58%"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6"><text:title>Aprx 1.97 Manual</text:title></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9">1 <text:s/>What is APRX?<text:tab/> <text:s/>2</text:p>
          <text:p text:style-name="P19">2 <text:s/>Configuration Examples:<text:tab/> <text:s/>3</text:p>
          <text:p text:style-name="P20">2 <text:s/>Minimal Configuration of Rx-iGate<text:tab/> <text:s/>3</text:p>
          <text:p text:style-name="P20">3 <text:s/>Minimal Configuration APRS Digipeater<text:tab/> <text:s/>4</text:p>
          <text:p text:style-name="P20">4 <text:s/>Combined APRS Digipeater and Rx-iGate<text:tab/> <text:s/>5</text:p>
          <text:p text:style-name="P20">5 <text:s/>Doing Transmit-iGate<text:tab/> <text:s/>6</text:p>
          <text:p text:style-name="P20">6 <text:s/>Digipeater and Transmit-iGate<text:tab/> <text:s/>7</text:p>
          <text:p text:style-name="P20">7 <text:s/>A Fill-In Digipeater<text:tab/> <text:s/>8</text:p>
          <text:p text:style-name="P20">8 <text:s/>Using Multiple Radios<text:tab/> <text:s/>9</text:p>
          <text:p text:style-name="P20">9 <text:s/>A Digipeater with Multiple Radios<text:tab/> <text:s/>10</text:p>
          <text:p text:style-name="P20">10 <text:s/>A Bi-Directional Cross-band Digipeater<text:tab/> <text:s/>11</text:p>
          <text:p text:style-name="P20">11 <text:s/>Limited Service Area Digipeater<text:tab/> <text:s/>12</text:p>
          <text:p text:style-name="P19">3 <text:s/>Configuration in details<text:tab/> <text:s/>13</text:p>
          <text:p text:style-name="P20">1 <text:s/>Aprx Configuration Parameter Types<text:tab/> <text:s/>13</text:p>
          <text:p text:style-name="P20">2 <text:s/>The “mycall” Parameter<text:tab/> <text:s/>14</text:p>
          <text:p text:style-name="P20">3 <text:s/>The “&lt;aprsis&gt;” section<text:tab/> <text:s/>15</text:p>
          <text:p text:style-name="P20">4 <text:s/>The “&lt;logging&gt;” section<text:tab/> <text:s/>16</text:p>
          <text:p text:style-name="P20">5 <text:s/>The “&lt;interface&gt;” sections<text:tab/> <text:s/>17</text:p>
          <text:p text:style-name="P20">6 <text:s/>The “&lt;beacon&gt;” sections<text:tab/> <text:s/>23</text:p>
          <text:p text:style-name="P20">7 <text:s/>The “&lt;digipeater&gt;” sections<text:tab/> <text:s/>26</text:p>
          <text:p text:style-name="P19">4 <text:s/>Running the Aprx Program<text:tab/> <text:s/>30</text:p>
          <text:p text:style-name="P20">1 <text:s/>Normal Operational Running<text:tab/> <text:s/>30</text:p>
          <text:p text:style-name="P20">2 <text:s/>Testing Configuration<text:tab/> <text:s/>31</text:p>
          <text:p text:style-name="P20">3 <text:s/>The aprs.fi Services for Aprx<text:tab/> <text:s/>32</text:p>
          <text:p text:style-name="P19">5 <text:s/>Compile Time Options<text:tab/> <text:s/>33</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09</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22">APRS iGate</text:p>
        </text:list-item>
        <text:list-item>
          <text:p text:style-name="P22">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64 MB ram disk, a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The telemetry data is viewable via APRSIS based services, like <text:s/><text:a xlink:type="simple" xlink:href="http://aprs.fi/"><text:span text:style-name="T18">http://aprs.fi</text:span></text:a></text:p>
      <text:p text:style-name="P8"/>
      <text:p text:style-name="P8"/>
      <text:list xml:id="list1994452482" text:continue-list="list1976507326" text:style-name="Outline">
        <text:list-item>
          <text:h text:style-name="P12" text:outline-level="1">Configuration Examples:</text:h>
          <text:list text:style-name="Numbering_20_2">
            <text:list-item>
              <text:h text:style-name="Heading_20_2" text:outline-level="2"><text:span text:style-name="T2">Minimal C</text:span>onfiguration<text:span text:style-name="T2"> of Rx-iGate</text:span></text:h>
            </text:list-item>
          </text:list>
        </text:list-item>
      </text:list>
      <text:p text:style-name="P8">To make a receive-only iGate, <text:s/>you need simply to configure:</text:p>
      <text:list xml:id="list353296707" text:style-name="L2">
        <text:list-item>
          <text:p text:style-name="P23">mycall parameter</text:p>
        </text:list-item>
        <text:list-item>
          <text:p text:style-name="P23">APRSIS network connection</text:p>
        </text:list-item>
        <text:list-item>
          <text:p text:style-name="P23">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2.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9"/>
      <text:list xml:id="list723536651" text:continue-list="list1994452482" text:style-name="Numbering_20_2">
        <text:list-item>
          <text:list>
            <text:list-item>
              <text:h text:style-name="P18" text:outline-level="2">Minimal Configuration APRS Digipeater</text:h>
            </text:list-item>
          </text:list>
        </text:list-item>
      </text:list>
      <text:p text:style-name="P8">To make a single interface digipeater, you will need:</text:p>
      <text:list xml:id="list571959588" text:style-name="L3">
        <text:list-item>
          <text:p text:style-name="P24">mycall parameter</text:p>
        </text:list-item>
        <text:list-item>
          <text:p text:style-name="P24">&lt;interface&gt; definition</text:p>
        </text:list-item>
        <text:list-item>
          <text:p text:style-name="P24">&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0">tx-ok <text:s text:c="8"/>true</text:span></text:p>
      <text:p text:style-name="verbatim"><text:tab/>&lt;/interface&gt;</text:p>
      <text:p text:style-name="verbatim"/>
      <text:p text:style-name="verbatim"><text:tab/><text:span text:style-name="T10">&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list xml:id="list1665541554" text:continue-list="list723536651" text:style-name="Numbering_20_2">
        <text:list-item>
          <text:list>
            <text:list-item>
              <text:h text:style-name="P18"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It really is as simple as that. <text:s/>When an &lt;aprsis&gt; section is defined, all declared &lt;interface&gt;s are Rx-iGate:d to APRSIS in addition to what else the system is doing.</text:p>
      <text:p text:style-name="P9"/>
      <text:list xml:id="list1649530680" text:continue-numbering="true" text:style-name="Numbering_20_2">
        <text:list-item>
          <text:list>
            <text:list-item>
              <text:h text:style-name="P18" text:outline-level="2">Doing Transmit-iGate</text:h>
            </text:list-item>
          </text:list>
        </text:list-item>
      </text:list>
      <text:p text:style-name="P9"/>
      <text:p text:style-name="P10">At the time of the writing, doing Tx-iGate is still lacking some bits necessary for correct functioning, and it is relaying too much traffic from APRSIS to RF.</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APRSIS</text:p>
      <text:p text:style-name="P3"><text:tab/><text:tab/><text:tab/>digi-mode<text:tab/>3rd-party</text:p>
      <text:p text:style-name="P3"><text:tab/><text:tab/><text:tab/>via-path<text:tab/>WIDE1-1<text:tab/># default: none</text:p>
      <text:p text:style-name="P3"><text:tab/><text:tab/><text:tab/>filter<text:tab/>t/m</text:p>
      <text:p text:style-name="P3"><text:tab/><text:tab/>&lt;/source&gt;</text:p>
      <text:p text:style-name="P4"><text:tab/>&lt;/digipeater&gt;</text:p>
      <text:p text:style-name="P5"/>
      <text:p text:style-name="P9"/>
      <text:p text:style-name="P9">This is Rx/Tx-iGate in a form that Aprx version 1.96 can do.</text:p>
      <text:p text:style-name="P9">It does omit couple important bits on controlling transmission from APRSIS to radio, and thus a kludge definition of filtering “pass only type M packets” (APRS Messages).</text:p>
      <text:p text:style-name="P9"/>
      <text:p text:style-name="P9"/>
      <text:list xml:id="list2049048894" text:continue-numbering="true" text:style-name="Numbering_20_2">
        <text:list-item>
          <text:list>
            <text:list-item>
              <text:h text:style-name="P18"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P10">At the time of the writing, doing Tx-iGate is still lacking some bits necessary for correct functioning, and it is relaying too much traffic from APRSIS to RF.</text:p>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543550747" text:continue-numbering="true" text:style-name="Numbering_20_2">
        <text:list-item>
          <text:list>
            <text:list-item>
              <text:h text:style-name="P18"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535325570" text:continue-numbering="true" text:style-name="Numbering_20_2">
        <text:list-item>
          <text:list>
            <text:list-item>
              <text:h text:style-name="P18" text:outline-level="2">Using Multiple Radios</text:h>
            </text:list-item>
          </text:list>
        </text:list-item>
      </text:list>
      <text:p text:style-name="P9">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6">On Linux: Any AX.25 network attached devices</text:p>
        </text:list-item>
        <text:list-item>
          <text:p text:style-name="P26">On any POSIX system: any serial ports available through “tty” interfaces</text:p>
        </text:list-item>
        <text:list-item>
          <text:p text:style-name="P26">Remote network terminal server serial ports over TCP/IP networking</text:p>
        </text:list-item>
      </text:list>
      <text:p text:style-name="P9"/>
      <text:p text:style-name="P9">On serial ports, following protocols can be used:</text:p>
      <text:list xml:id="list777700585" text:style-name="L5">
        <text:list-item>
          <text:p text:style-name="P29"><text:span text:style-name="T7">Plain basic </text:span><text:span text:style-name="T8">KISS</text:span><text:span text:style-name="T7">: Binary transparent, decently quick.</text:span></text:p>
        </text:list-item>
        <text:list-item>
          <text:p text:style-name="P29"><text:span text:style-name="T8">SMACK</text:span><text:span text:style-name="T7">: A CRC16 two-byte CRC checksum on serial port KISS communication. <text:s/>Recommended mode for KISS operation.</text:span></text:p>
        </text:list-item>
        <text:list-item>
          <text:p text:style-name="P29"><text:span text:style-name="T7">XOR checksum on KISS: So called “</text:span><text:span text:style-name="T8">BPQCRC</text:span><text:span text:style-name="T7">” alias “XKISS”. <text:s/>Not recommended because it is unable to really detect data that has broken during serial port transmission. Slightly better than plain basic KISS.</text:span></text:p>
        </text:list-item>
        <text:list-item>
          <text:p text:style-name="P29"><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The KISS protocol variations support multiplexing radios on single serial port.</text:p>
      <text:list xml:id="list998512988" text:continue-list="list535325570" text:style-name="Numbering_20_2">
        <text:list-item>
          <text:list>
            <text:list-item>
              <text:h text:style-name="P18"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R2</text:p>
      <text:p text:style-name="P3"><text:tab/><text:tab/>&lt;/source&gt;</text:p>
      <text:p text:style-name="P4"><text:tab/>&lt;/digipeater&gt;</text:p>
      <text:p text:style-name="P5"/>
      <text:p text:style-name="P9"/>
      <text:p text:style-name="P9">Adding there a source of APRSIS will merge in Tx-iGate function, as shown before. <text:s/>It is trivial to make a multiple receiver, single transmitter APRS Digipeater with this.</text:p>
      <text:p text:style-name="P9">The &lt;digipeater&gt; section transmitter has local APRS packet duplicate filter so that receiving same packet from multiple diversity receiver sources sends out only first one of them.</text:p>
      <text:p text:style-name="P9"/>
      <text:list xml:id="list1145527874" text:continue-numbering="true" text:style-name="Numbering_20_2">
        <text:list-item>
          <text:list>
            <text:list-item>
              <text:h text:style-name="P18" text:outline-level="2">A Bi-Directional Cross-band Digipeater</text:h>
            </text:list-item>
          </text:list>
        </text:list-item>
      </text:list>
      <text:p text:style-name="P9"/>
      <text:p text:style-name="P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You will probably want more control parameters to limit on how much traffic is relayed from one source to other, more of that in the detail documentation.</text:p>
      <text:p text:style-name="P9"/>
      <text:list xml:id="list1391903090" text:continue-numbering="true" text:style-name="Numbering_20_2">
        <text:list-item>
          <text:list>
            <text:list-item>
              <text:h text:style-name="P18"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 text:c="4"/>N0CALL-1</text:p>
      <text:p text:style-name="P4"><text:tab/><text:tab/><text:tab/>relay-type directonly</text:p>
      <text:p text:style-name="P4"><text:tab/><text:tab/><text:tab/>filter<text:tab/> t/m<text:tab/><text:tab/># All messages (position-less)</text:p>
      <text:p text:style-name="P4"><text:tab/><text:tab/><text:tab/>filter<text:tab/> a/60/23/59/25.20</text:p>
      <text:p text:style-name="P4"><text:tab/><text:tab/><text:tab/>filter<text:tab/> 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9"/>
      <text:list xml:id="list2018366901" text:continue-list="list1391903090"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7">mycall </text:p>
        </text:list-item>
        <text:list-item>
          <text:p text:style-name="P27">&lt;aprsis&gt;</text:p>
        </text:list-item>
        <text:list-item>
          <text:p text:style-name="P27">&lt;logging&gt;</text:p>
        </text:list-item>
        <text:list-item>
          <text:p text:style-name="P27">&lt;interface&gt;</text:p>
        </text:list-item>
        <text:list-item>
          <text:p text:style-name="P27">&lt;beacon&gt;</text:p>
        </text:list-item>
        <text:list-item>
          <text:p text:style-name="P27">&lt;digipeater&gt;</text:p>
        </text:list-item>
      </text:list>
      <text:p text:style-name="P9">Each section contains one or more of configuration entries with case depending type of parameters.</text:p>
      <text:p text:style-name="P9"/>
      <text:list xml:id="list879468180" text:style-name="Numbering_20_2">
        <text:list-item>
          <text:h text:style-name="Heading_20_2" text:outline-level="2">Aprx Configuration Parameter Types</text:h>
        </text:list-item>
      </text:list>
      <text:p text:style-name="P9">The Aprx configuration has following types of parameters on configuration entries:</text:p>
      <text:list xml:id="list1127510757" text:style-name="L10">
        <text:list-item>
          <text:p text:style-name="P40"><text:span text:style-name="T7">Parameters can be without quotes, when such are not necessary to embed spaces, or to have arbitrary binary content.</text:span></text:p>
        </text:list-item>
        <text:list-item>
          <text:p text:style-name="P40"><text:span text:style-name="T7">Any parameter can be quoted by single or double quotes: <text:s/></text:span><text:span text:style-name="T19">“ .. “ </text:span><text:span text:style-name="T7"><text:s text:c="2"/></text:span><text:span text:style-name="T19">' .. '</text:span></text:p>
        </text:list-item>
        <text:list-item>
          <text:p text:style-name="P40"><text:span text:style-name="T7">Any quoted parameter can contain \-escaped codes. <text:s/>Arbitrary binary bytes are encodable as </text:span><text:span text:style-name="T19">“\xHH”</text:span><text:span text:style-name="T7">, where “</text:span><text:span text:style-name="T19">HH</text:span><text:span text:style-name="T7">” present two hex-decimal characters from </text:span><text:span text:style-name="T19">“\x00”</text:span><text:span text:style-name="T7"> to </text:span><text:span text:style-name="T19">“\xFF”</text:span><text:span text:style-name="T7">. Also quotes and backslash can be backslash-escaped: <text:s/></text:span><text:span text:style-name="T19">“\”” <text:s/>“\\”</text:span></text:p>
        </text:list-item>
        <text:list-item>
          <text:p text:style-name="P40"><text:span text:style-name="T7">Arbitrary binary parameter content is usable only where especially mentioned, otherwise at least </text:span><text:span text:style-name="T19">“\x00”</text:span><text:span text:style-name="T7"> is forbidden.</text:span></text:p>
        </text:list-item>
        <text:list-item>
          <text:p text:style-name="P40"><text:span text:style-name="T7">UTF-8 characters are usable in parameters with and without quotes.</text:span></text:p>
        </text:list-item>
        <text:list-item>
          <text:p text:style-name="P40"><text:span text:style-name="T7">Callsign definitions (see below)</text:span></text:p>
        </text:list-item>
        <text:list-item>
          <text:p text:style-name="P40"><text:span text:style-name="T7">Interval definitions (see below)</text:span></text:p>
        </text:list-item>
        <text:list-item>
          <text:p text:style-name="P40"><text:span text:style-name="T7">Very long parameter lines can be folded by placing a lone </text:span><text:span text:style-name="T19">\-</text:span><text:span text:style-name="T7">character at the end of the configuration file text line to continue the input line with contents of following line, for unlimited number of times.</text:span></text:p>
        </text:list-item>
      </text:list>
      <text:p text:style-name="P9"/>
      <text:p text:style-name="P9"/>
      <text:p text:style-name="P52"/>
      <text:p text:style-name="P9">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9"/>
      <text:p text:style-name="P9">The multiplier characters are:</text:p>
      <text:list xml:id="list960136609" text:style-name="L11">
        <text:list-item>
          <text:p text:style-name="P41"><text:span text:style-name="T7">s (S): <text:s/>Seconds, the default</text:span></text:p>
        </text:list-item>
        <text:list-item>
          <text:p text:style-name="P41"><text:span text:style-name="T7">m (M): Minutes</text:span></text:p>
        </text:list-item>
        <text:list-item>
          <text:p text:style-name="P41"><text:span text:style-name="T7">h (H): Hours</text:span></text:p>
        </text:list-item>
        <text:list-item>
          <text:p text:style-name="P41"><text:span text:style-name="T7">d (D): Days</text:span></text:p>
        </text:list-item>
        <text:list-item>
          <text:p text:style-name="P41"><text:span text:style-name="T7">w (W): Weeks</text:span></text:p>
        </text:list-item>
      </text:list>
      <text:p text:style-name="Text_20_body"><text:span text:style-name="T7"/></text:p>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9"/>
      <text:list xml:id="list415421429" text:continue-list="list879468180" text:style-name="Numbering_20_2">
        <text:list-item>
          <text:h text:style-name="Heading_20_2" text:outline-level="2">The “mycall” Parameter</text:h>
        </text:list-item>
      </text:list>
      <text:p text:style-name="P9">The <text:s/><text:span text:style-name="T11">mycall</text:span> <text:s/>entry is just one global definition to help default configuration to be minimalistic by not needing copying your callsign all over the place in the usual case of single radio interface setup.</text:p>
      <text:p text:style-name="P9"/>
      <text:list xml:id="list1028816463" text:continue-numbering="true" text:style-name="Numbering_20_2">
        <text:list-item>
          <text:h text:style-name="P18" text:outline-level="2">The “&lt;aprsis&gt;” section</text:h>
        </text:list-item>
      </text:list>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30">login <text:span text:style-name="T11">callsign</text:span></text:p>
        </text:list-item>
        <text:list-item>
          <text:p text:style-name="P32">heartbeat-timeout <text:span text:style-name="T11">interval-definition</text:span></text:p>
        </text:list-item>
        <text:list-item>
          <text:p text:style-name="P32">filter <text:span text:style-name="T11">adjunct-filter-entry</text:span></text:p>
        </text:list-item>
      </text:list>
      <text:p text:style-name="P31"><text:span text:style-name="T14"/></text:p>
      <text:p text:style-name="P31">The <text:span text:style-name="T11">login</text:span> defaults to global <text:span text:style-name="T11">$mycall</text:span>, thus it is not necessary to define.</text:p>
      <text:p text:style-name="P31">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1"/>
      <text:p text:style-name="P31">The <text:s/>“<text:span text:style-name="T11">filter ...</text:span>” <text:s text:c="2"/>entries are concatenated, and given to APRSIS server as adjunct filter definitions. <text:s/>For more information about their syntax, see: </text:p>
      <text:p text:style-name="P31"><text:tab/><text:a xlink:type="simple" xlink:href="http://www.aprs-is.net/javAPRSFilter.aspx"><text:span text:style-name="T18">http://www.aprs-is.net/javAPRSFilter.aspx</text:span></text:a></text:p>
      <text:p text:style-name="P31"/>
      <text:list xml:id="list2003700467" text:continue-list="list1028816463" text:style-name="Numbering_20_2">
        <text:list-item>
          <text:h text:style-name="P18" text:outline-level="2">The “&lt;logging&gt;” section</text:h>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34">aprxlog <text:span text:style-name="T11">filename</text:span></text:p>
        </text:list-item>
        <text:list-item>
          <text:p text:style-name="P34"><text:span text:style-name="T14">rflog </text:span><text:span text:style-name="T11">filename</text:span></text:p>
        </text:list-item>
        <text:list-item>
          <text:p text:style-name="P34"><text:span text:style-name="T14">pidfile </text:span><text:span text:style-name="T11">filename</text:span></text:p>
        </text:list-item>
        <text:list-item>
          <text:p text:style-name="P33">erlangfile <text:span text:style-name="T11">filename</text:span></text:p>
        </text:list-item>
        <text:list-item>
          <text:p text:style-name="P33">erlang-loglevel <text:span text:style-name="T11">loglevel</text:span></text:p>
        </text:list-item>
        <text:list-item>
          <text:p text:style-name="P33">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47149488" text:continue-list="list2003700467" text:style-name="Numbering_20_2">
        <text:list-item>
          <text:h text:style-name="P18"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36">Linux AX.25 devices (ax25-device)</text:p>
        </text:list-item>
        <text:list-item>
          <text:p text:style-name="P36">Generic POSIX serial ports (serial-device)</text:p>
        </text:list-item>
        <text:list-item>
          <text:p text:style-name="P36">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text:p>
      <text:p text:style-name="P39">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7"><text:span text:style-name="T14"/></text:p>
      <text:p text:style-name="P53"><text:span text:style-name="T14">The KISS variations:</text:span></text:p>
      <text:p text:style-name="P39"><text:span text:style-name="T14">The Aprx knows three variations of basic Chepponis/Karn KISS protocol, listed below in preference order:</text:span></text:p>
      <text:list xml:id="list657788431" text:style-name="L13">
        <text:list-item>
          <text:p text:style-name="P43"><text:span text:style-name="T16">S</text:span><text:span text:style-name="T17">tuttgart </text:span><text:span text:style-name="T16">M</text:span><text:span text:style-name="T17">odified </text:span><text:span text:style-name="T15">A</text:span><text:span text:style-name="T17">mateur-radio-</text:span><text:span text:style-name="T15">C</text:span><text:span text:style-name="T17">RC-</text:span><text:span text:style-name="T15">K</text:span><text:span text:style-name="T17">ISS (</text:span><text:span text:style-name="T15">SMACK</text:span><text:span text:style-name="T17">)</text:span></text:p>
        </text:list-item>
        <text:list-item>
          <text:p text:style-name="P38"><text:span text:style-name="T14">BPQCRC</text:span><text:span text:style-name="T17"> alias </text:span><text:span text:style-name="T14">XKISS</text:span></text:p>
        </text:list-item>
        <text:list-item>
          <text:p text:style-name="P43"><text:span text:style-name="T17">Plain basic </text:span><text:span text:style-name="T15">KISS</text:span></text:p>
        </text:list-item>
      </text:list>
      <text:p text:style-name="Text_20_body"><text:span text:style-name="T17">The </text:span><text:span text:style-name="T15">SMACK</text:span><text:span text:style-name="T1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7">The </text:span><text:span text:style-name="T15">BPQCRC</text:span><text:span text:style-name="T17"> alias XKISS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7">The plain basic </text:span><text:span text:style-name="T15">KISS</text:span><text:span text:style-name="T17"> is adaptation of internet SLIP protocol, and has no checksum of any kind in the framing interface.</text:span></text:p>
      <text:p text:style-name="Text_20_body"><text:span text:style-name="T17">If at all possible, do choose to use SMACK!</text:span></text:p>
      <text:p text:style-name="Text_20_body"><text:span text:style-name="T17">It is available for TNC2 clones from:</text:span></text:p>
      <text:p text:style-name="Text_20_body"><text:span text:style-name="T17"><text:tab/></text:span><text:a xlink:type="simple" xlink:href="http://www.symek.com/g/tnc2firmware.html"><text:span text:style-name="T20">http://www.symek.com/g/tnc2firmware.html</text:span></text:a></text:p>
      <text:p text:style-name="P39"><text:span text:style-name="T14"/></text:p>
      <text:p text:style-name="P39"><text:span text:style-name="T14"/></text:p>
      <text:p text:style-name="P39"><text:span text:style-name="T14">Another KISS variation that is </text:span><text:span text:style-name="T15">not</text:span><text:span text:style-name="T14"> supported is FLEXCRC. <text:s/>It is a bit like SMACK, but with different CRC polynomial. <text:s/>Adding support for it is possible, if somebody really wants it. <text:s/>Something else entirely would be 6PACK – which has low latency timing data </text:span></text:p>
      <text:p text:style-name="P54"><text:span text:style-name="T14"/></text:p>
      <text:p text:style-name="P37">Linux AX25-DEVICE:</text:p>
      <text:p text:style-name="verbatim"><text:tab/>&lt;interface&gt;</text:p>
      <text:p text:style-name="verbatim"><text:tab/><text:tab/>ax25-device<text:tab/><text:span text:style-name="T11">callsign</text:span></text:p>
      <text:p text:style-name="verbatim"><text:tab/><text:tab/>tx-ok<text:tab/> <text:s/><text:tab/><text:span text:style-name="T11">boolean</text:span></text:p>
      <text:p text:style-name="verbatim"><text:span text:style-name="T11"><text:tab/><text:tab/></text:span><text:span text:style-name="T14">alias<text:tab/><text:tab/>RELAY,TRACE,WIDE</text:span></text:p>
      <text:p text:style-name="verbatim"><text:tab/>&lt;/interface&gt;</text:p>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Text_20_body"><text:span text:style-name="T15">POSIX serial-port devices, KISS mode, sub-interface 0:</text:span></text:p>
      <text:p text:style-name="P14"><text:tab/>&lt;interface&gt;<text:line-break/><text:span text:style-name="T10"><text:tab/><text:tab/>serial-device<text:tab/></text:span><text:span text:style-name="T12">devicepath speed </text:span><text:span text:style-name="T15">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P51"><text:span text:style-name="T14"/></text:p>
      <text:p text:style-name="P37"><text:span text:style-name="T14">POSIX serial-port devices, KISS mode, multiple sub-interfaces:</text:span></text:p>
      <text:p text:style-name="verbatim"><text:tab/>&lt;interface&gt;</text:p>
      <text:p text:style-name="P3"><text:tab/><text:tab/>serial-device<text:tab/><text:span text:style-name="T11">devicepath speed </text:span><text:span text:style-name="T14">KISS</text:span></text:p>
      <text:p text:style-name="verbatim"><text:span text:style-name="T14"><text:tab/><text:tab/>initstring<text:tab/>“</text:span><text:span text:style-name="T11">init-string-content</text:span><text:span text:style-name="T14">”</text:span></text:p>
      <text:p text:style-name="verbatim"><text:span text:style-name="T14"><text:tab/><text:tab/>timeout<text:tab/><text:tab/></text:span><text:span text:style-name="T11">interval-definition</text:span></text:p>
      <text:p text:style-name="verbatim"><text:span text:style-name="T14"><text:tab/><text:tab/>&lt;kiss-subif 0&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span text:style-name="T14"><text:tab/><text:tab/>&lt;kiss-subif 1&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7">On each &lt;kiss-subif N&gt; sub-sections you can use:</text:span></text:p>
      <text:list xml:id="list445231446" text:style-name="L12">
        <text:list-item>
          <text:p text:style-name="P42"><text:span text:style-name="T14">The </text:span><text:span text:style-name="T11">tx-ok</text:span><text:span text:style-name="T14"> entry (default value: “false”) to control whether or not the sub-interface is capable to transmit something.</text:span></text:p>
        </text:list-item>
        <text:list-item>
          <text:p text:style-name="P42">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42"><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text:span></text:p>
        </text:list-item>
      </text:list>
      <text:p text:style-name="Text_20_body"><text:span text:style-name="T14"/></text:p>
      <text:p text:style-name="P37"><text:span text:style-name="T14"/></text:p>
      <text:p text:style-name="P54"><text:span text:style-name="T14"/></text:p>
      <text:p text:style-name="P37"><text:span text:style-name="T14">POSIX serial-port devices, TNC2 mode:</text:span></text:p>
      <text:p text:style-name="verbatim"><text:tab/>&lt;interface&gt;</text:p>
      <text:p text:style-name="P3"><text:tab/><text:tab/>serial-device<text:tab/><text:span text:style-name="T11">devicepath speed </text:span><text:span text:style-name="T14">TNC2</text:span></text:p>
      <text:p text:style-name="verbatim"><text:span text:style-name="T14"><text:tab/><text:tab/>callsign<text:tab/><text:tab/></text:span><text:span text:style-name="T11">callsign</text:span></text:p>
      <text:p text:style-name="verbatim"><text:span text:style-name="T14"><text:tab/><text:tab/>timeout<text:tab/><text:tab/></text:span><text:span text:style-name="T11">interval-definition</text:span></text:p>
      <text:p text:style-name="verbatim"><text:span text:style-name="T14"><text:tab/><text:tab/>initstring<text:tab/>“</text:span><text:span text:style-name="T11">init-string-content</text:span><text:span text:style-name="T14">”</text:span></text:p>
      <text:p text:style-name="verbatim"><text:tab/>&lt;/interface&gt;</text:p>
      <text:p text:style-name="Text_20_body"><text:span text:style-name="T14">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span></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7"/>
      <text:p text:style-name="P37"/>
      <text:p text:style-name="P54"><text:span text:style-name="T14"/></text:p>
      <text:p text:style-name="P37"><text:span text:style-name="T14">Networked <text:s/>tcp-stream connected terminal devices:</text:span></text:p>
      <text:p text:style-name="verbatim"><text:tab/>&lt;interface&gt;</text:p>
      <text:p text:style-name="P3"><text:tab/><text:tab/>tcp-device<text:tab/>hostname-or-ip-address portnumber<text:span text:style-name="T11"> </text:span><text:span text:style-name="T14">KISS</text:span></text:p>
      <text:p text:style-name="verbatim"><text:span text:style-name="T11"><text:tab/>....................</text:span></text:p>
      <text:p text:style-name="verbatim"><text:tab/>&lt;/interface&gt;</text:p>
      <text:p text:style-name="verbatim"/>
      <text:p text:style-name="verbatim"><text:tab/>&lt;interface&gt;</text:p>
      <text:p text:style-name="P3"><text:tab/><text:tab/>tcp-device<text:tab/>hostname-or-ip-address portnumber<text:span text:style-name="T11"> </text:span><text:span text:style-name="T14">TNC</text:span></text:p>
      <text:p text:style-name="verbatim"><text:span text:style-name="T11"><text:tab/>....................via-</text:span></text:p>
      <text:p text:style-name="verbatim"><text:tab/>&lt;/interface&gt;</text:p>
      <text:p text:style-name="P37"><text:span text:style-name="T14"/></text:p>
      <text:p text:style-name="P37"><text:span text:style-name="T17">These work identical to local physical serial ports described above.</text:span></text:p>
      <text:p text:style-name="P37"><text:span text:style-name="T17">The <text:s/></text:span><text:span text:style-name="T13">hostname-or-ip-address</text:span><text:span text:style-name="T17"> and </text:span><text:span text:style-name="T13">portnumber</text:span><text:span text:style-name="T1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7"><text:span text:style-name="T17"/></text:p>
      <text:list xml:id="list517524872" text:continue-list="list147149488" text:style-name="Numbering_20_2">
        <text:list-item>
          <text:h text:style-name="P18"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9"/>
      <text:p text:style-name="P39">The &lt;beacon&gt; section has following entries:</text:p>
      <text:list xml:id="list1312845387" text:style-name="L14">
        <text:list-item>
          <text:p text:style-name="P44"><text:span text:style-name="T21">cycle-size </text:span><text:span text:style-name="T13">interval</text:span></text:p>
        </text:list-item>
        <text:list-item>
          <text:p text:style-name="P44"><text:span text:style-name="T17">beaconmode </text:span><text:span text:style-name="T13">{ aprsis | both | radio }</text:span></text:p>
        </text:list-item>
        <text:list-item>
          <text:p text:style-name="P44"><text:span text:style-name="T17">beacon ...</text:span></text:p>
        </text:list-item>
      </text:list>
      <text:p text:style-name="Text_20_body"><text:span text:style-name="T17"/></text:p>
      <text:p text:style-name="Text_20_body"><text:span text:style-name="T17">The <text:s/></text:span><text:span text:style-name="T13">cycle-size</text:span><text:span text:style-name="T17"> <text:s/>entry is global setter of beacon transmission cycle. <text:s text:c="2"/>Default value is 20 minutes, but if you want to beacon 3 different beacons on average 10 minutes in between each, use interval value: <text:s/>30m</text:span></text:p>
      <text:p text:style-name="Text_20_body"><text:span text:style-name="T17"/></text:p>
      <text:p text:style-name="Text_20_body"><text:span text:style-name="T17">The <text:s/></text:span><text:span text:style-name="T13">beaconmode <text:s/></text:span><text:span text:style-name="T17"><text:s/>setting defaults to <text:s/></text:span><text:span text:style-name="T13">both</text:span><text:span text:style-name="T17"> at the start of &lt;beacon&gt; section,, and affects <text:s/></text:span><text:span text:style-name="T13">beacon</text:span><text:span text:style-name="T17"> <text:s/>entries following the setting, until a new setting. <text:s/>The <text:s/></text:span><text:span text:style-name="T13">aprsis</text:span><text:span text:style-name="T17"> <text:s/>setting will send following beacons only to APRSIS, <text:s/>and the <text:s/></text:span><text:span text:style-name="T13">radio</text:span><text:span text:style-name="T17"> <text:s/>setting will send following beacons only to radio interface(s).</text:span></text:p>
      <text:p text:style-name="Text_20_body"><text:span text:style-name="T17"/></text:p>
      <text:p text:style-name="Text_20_body"><text:span text:style-name="T17">The </text:span><text:span text:style-name="T13">beacon</text:span><text:span text:style-name="T17"> entry parameters:</text:span></text:p>
      <text:list xml:id="list947878801" text:style-name="L15">
        <text:list-item>
          <text:p text:style-name="P45"><text:span text:style-name="T17">to </text:span><text:span text:style-name="T13">interface-callsign</text:span></text:p>
        </text:list-item>
        <text:list-item>
          <text:p text:style-name="P45"><text:span text:style-name="T17">for </text:span><text:span text:style-name="T13">callsign</text:span></text:p>
        </text:list-item>
        <text:list-item>
          <text:p text:style-name="P45"><text:span text:style-name="T17">dest </text:span><text:span text:style-name="T13">callsign</text:span></text:p>
        </text:list-item>
        <text:list-item>
          <text:p text:style-name="P45"><text:span text:style-name="T17">via “</text:span><text:span text:style-name="T13">viapath</text:span><text:span text:style-name="T17">”</text:span></text:p>
        </text:list-item>
        <text:list-item>
          <text:p text:style-name="P45"><text:span text:style-name="T17">timefix</text:span></text:p>
        </text:list-item>
      </text:list>
      <text:p text:style-name="P35"><text:span text:style-name="T21"/></text:p>
      <text:p text:style-name="P35"><text:span text:style-name="T21">... continued ...</text:span></text:p>
      <text:p text:style-name="P35"><text:span text:style-name="T21"/></text:p>
      <text:p text:style-name="P51"><text:span text:style-name="T17"/></text:p>
      <text:p text:style-name="Text_20_body"><text:span text:style-name="T17">The <text:s/></text:span><text:span text:style-name="T13">to</text:span><text:span text:style-name="T17"> <text:s text:c="2"/>parameter sets explicit interface on which to send this beacon. <text:s/>If no <text:s/></text:span><text:span text:style-name="T13">to <text:s/></text:span><text:span text:style-name="T17"><text:s/>parameter is given, then the beacon is sent on all interfaces.</text:span></text:p>
      <text:p text:style-name="Text_20_body"><text:span text:style-name="T17">The <text:s/></text:span><text:span text:style-name="T13">for</text:span><text:span text:style-name="T17"> <text:s/>parameter sets beacon packet source callsign, and it gets its default value from transmit interface's callsign. <text:s/>In single tx case you do not need to set this. <text:s/>In multi-tx case you may want to set this.</text:span></text:p>
      <text:p text:style-name="Text_20_body"><text:span text:style-name="T17">The <text:s/></text:span><text:span text:style-name="T13">dest</text:span><text:span text:style-name="T17"> <text:s/>parameter sets beacon packet destination callsign, default value is program release version dependent, but possible override could be like: “APRS”.</text:span></text:p>
      <text:p text:style-name="Text_20_body"><text:span text:style-name="T17">The <text:s/></text:span><text:span text:style-name="T13">via</text:span><text:span text:style-name="T17"> <text:s text:c="2"/>parameter adds fields on beacon AX.25 VIA path. <text:s/>Default is none, example value would be like: <text:s/>via “WIDE1-1”</text:span></text:p>
      <text:p text:style-name="Text_20_body"><text:span text:style-name="T17">The <text:s/></text:span><text:span text:style-name="T13">timefix</text:span><text:span text:style-name="T17"> <text:s/>parameter sets a flag to modify transmitted APRS packets that have a time stamp field (two kinds of basic position packets, and objects.) <text:s/>Set this only if your machine runs with good quality NTP time reference.</text:span></text:p>
      <text:p text:style-name="Text_20_body"><text:span text:style-name="T17"/></text:p>
      <text:p text:style-name="Text_20_body"><text:span text:style-name="T17">Then either of following two:</text:span></text:p>
      <text:list xml:id="list517529145" text:continue-numbering="true" text:style-name="L15">
        <text:list-item>
          <text:p text:style-name="P45"><text:span text:style-name="T17">raw “</text:span><text:span text:style-name="T13">APRS packet text</text:span><text:span text:style-name="T17">”</text:span></text:p>
        </text:list-item>
        <text:list-item>
          <text:p text:style-name="P45"><text:span text:style-name="T17">file </text:span><text:span text:style-name="T13">filepath</text:span></text:p>
        </text:list-item>
      </text:list>
      <text:p text:style-name="P31"><text:span text:style-name="T21">or a combination of following:</text:span></text:p>
      <text:list xml:id="list542274552" text:continue-numbering="true" text:style-name="L15">
        <text:list-item>
          <text:p text:style-name="P45"><text:span text:style-name="T17">One of following three (default is <text:s/>type “!”)</text:span></text:p>
          <text:list>
            <text:list-item>
              <text:p text:style-name="P45"><text:span text:style-name="T17">type “</text:span><text:span text:style-name="T13">single-character-type</text:span><text:span text:style-name="T17">”</text:span></text:p>
            </text:list-item>
            <text:list-item>
              <text:p text:style-name="P45"><text:span text:style-name="T17">item “</text:span><text:span text:style-name="T13">item-name</text:span><text:span text:style-name="T17">”</text:span></text:p>
            </text:list-item>
            <text:list-item>
              <text:p text:style-name="P45"><text:span text:style-name="T17">object “</text:span><text:span text:style-name="T13">object-name</text:span><text:span text:style-name="T17">”</text:span></text:p>
            </text:list-item>
          </text:list>
        </text:list-item>
        <text:list-item>
          <text:p text:style-name="P45"><text:span text:style-name="T17">lat </text:span><text:span text:style-name="T13">latitude</text:span></text:p>
        </text:list-item>
        <text:list-item>
          <text:p text:style-name="P45"><text:span text:style-name="T17">lon </text:span><text:span text:style-name="T13">longitude</text:span></text:p>
        </text:list-item>
        <text:list-item>
          <text:p text:style-name="P45"><text:span text:style-name="T17">symbol “</text:span><text:span text:style-name="T13">two-character-symbol</text:span><text:span text:style-name="T17">”</text:span></text:p>
        </text:list-item>
        <text:list-item>
          <text:p text:style-name="P45"><text:span text:style-name="T17">comment “</text:span><text:span text:style-name="T13">text</text:span><text:span text:style-name="T17">”<text:tab/>(optional)</text:span></text:p>
        </text:list-item>
      </text:list>
      <text:p text:style-name="Text_20_body"><text:span text:style-name="T17"/></text:p>
      <text:p text:style-name="Text_20_body"><text:span text:style-name="T17">There are three different ways to define beacon data: <text:s/></text:span><text:span text:style-name="T13">file, <text:s text:c="2"/>raw,</text:span><text:span text:style-name="T17"> <text:s/>and third way is a combination of a number of data parameters. <text:s/>The third way has a benefit of being able to validate packet structure at configuration time.</text:span></text:p>
      <text:p text:style-name="Text_20_body"><text:span text:style-name="T17">The <text:s/></text:span><text:span text:style-name="T13">file</text:span><text:span text:style-name="T1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7">... continued ...</text:span></text:p>
      <text:p text:style-name="Text_20_body"><text:span text:style-name="T17"/></text:p>
      <text:p text:style-name="Text_20_body"><text:span text:style-name="T17">The <text:s/></text:span><text:span text:style-name="T13">raw</text:span><text:span text:style-name="T17"> <text:s/>parameter is followed by full raw APRS packet text. <text:s/>The packet data is not validated in any way!</text:span></text:p>
      <text:p text:style-name="Text_20_body"><text:span text:style-name="T17"/></text:p>
      <text:p text:style-name="Text_20_body"><text:span text:style-name="T17">The multi-component packet data content construction is done with following parameters:</text:span></text:p>
      <text:p text:style-name="Text_20_body"><text:span text:style-name="T17">The <text:s/></text:span><text:span text:style-name="T13">type</text:span><text:span text:style-name="T17"> <text:s/>parameter defaults to “!” and can be set to any of: <text:s text:c="2"/>"!", "=", "/", "@".</text:span></text:p>
      <text:p text:style-name="Text_20_body"><text:span text:style-name="T17">The <text:s/></text:span><text:span text:style-name="T13">item/object</text:span><text:span text:style-name="T17"> <text:s text:c="2"/>parameter sets name field for <text:s/></text:span><text:span text:style-name="T13">item</text:span><text:span text:style-name="T17"> <text:s text:c="2"/>and <text:s/></text:span><text:span text:style-name="T13">object</text:span><text:span text:style-name="T17"> <text:s/>type packets (“;” and “)”). <text:s/>There is no default value.</text:span></text:p>
      <text:p text:style-name="Text_20_body"><text:span text:style-name="T17">The <text:s/></text:span><text:span text:style-name="T13">symbol</text:span><text:span text:style-name="T17"> <text:s/>parameter sets two character APRS symbol on the beaconed packet. <text:s/>It has no default value.</text:span></text:p>
      <text:p text:style-name="Text_20_body"><text:soft-page-break/><text:span text:style-name="T17">The <text:s/></text:span><text:span text:style-name="T13">lat</text:span><text:span text:style-name="T17"> <text:s/>parameter sets (and validates) APRS format latitude coordinate: <text:s/>ddmm.mmX <text:s/>where X is 'S' or 'N' indicating latitude hemisphere. <text:s/>There is no default value.</text:span></text:p>
      <text:p text:style-name="Text_20_body"><text:span text:style-name="T17">The <text:s/></text:span><text:span text:style-name="T13">lon</text:span><text:span text:style-name="T17"> <text:s/>parameter sets (and validates) APRS format longitude coordinate: <text:s/>dddmm.mmX <text:s/>where X is 'E' or 'W' indicating longitude hemisphere. <text:s/>There is no default value.</text:span></text:p>
      <text:p text:style-name="Text_20_body"><text:span text:style-name="T17">The <text:s/></text:span><text:span text:style-name="T13">comment</text:span><text:span text:style-name="T17"> <text:s text:c="2"/>parameter sets tail of the packet where an arbitrary text can appear, you can use UTF-8 characters in there. <text:s/>There is no default value, use of this field is optional.</text:span></text:p>
      <text:p text:style-name="Text_20_body"><text:span text:style-name="T17">In order to construct a packet with these multi-component fields, you must use at least parameters: <text:s/></text:span><text:span text:style-name="T13">symbol, lat, lon</text:span><text:span text:style-name="T17">.</text:span></text:p>
      <text:p text:style-name="Text_20_body"/>
      <text:p text:style-name="Text_20_body"><text:span text:style-name="T17">Some examples:</text:span></text:p>
      <text:p text:style-name="P14"><text:span text:style-name="T17">&lt;beacon&gt;</text:span></text:p>
      <text:p text:style-name="P14"><text:span text:style-name="T17"><text:s text:c="2"/># Load beacon message content from a file:</text:span></text:p>
      <text:p text:style-name="P14"><text:span text:style-name="T17"><text:s text:c="2"/>beacon<text:tab/>file /tmp/wxbeacon.txt</text:span></text:p>
      <text:p text:style-name="P14"><text:span text:style-name="T17"/></text:p>
      <text:p text:style-name="P14"><text:span text:style-name="T17"><text:s text:c="2"/># Define fixed beacon from components:</text:span></text:p>
      <text:p text:style-name="P14"><text:span text:style-name="T17"><text:s text:c="2"/>beacon<text:tab/>via TRACE1-1 \</text:span></text:p>
      <text:p text:style-name="P14"><text:span text:style-name="T17"><text:tab/><text:tab/>symbol "R&amp;" lat "6016.35N" lon "02506.36E" \</text:span></text:p>
      <text:p text:style-name="P14"><text:span text:style-name="T17"><text:tab/><text:tab/>comment "Aprx v1.96 - a Digi + Rx-iGate"</text:span></text:p>
      <text:p text:style-name="P14"><text:span text:style-name="T17"/></text:p>
      <text:p text:style-name="P14"><text:span text:style-name="T17"><text:s text:c="2"/># When all else fails, “raw” can be used:</text:span></text:p>
      <text:p text:style-name="P14"><text:span text:style-name="T17"><text:s text:c="2"/>beacon<text:tab/>raw "!6016.30NR02506.36E&amp;Aprx v1.96 - a Digi + Rx-iGate"</text:span></text:p>
      <text:p text:style-name="P14"><text:span text:style-name="T17"/></text:p>
      <text:p text:style-name="P14"><text:span text:style-name="T17"><text:s text:c="2"/># Define an OBJECT for a local voice repeater:</text:span></text:p>
      <text:p text:style-name="P14"><text:span text:style-name="T17"><text:s text:c="2"/>beacon <text:s/>object "OH2RAY" lat "6044.09N" lon "02612.79E" \</text:span></text:p>
      <text:p text:style-name="P14"><text:span text:style-name="T17"><text:s text:c="10"/>symbol "/r" comment "434.775MHz TOFF -1600kHz R50k OH2RAY"</text:span></text:p>
      <text:p text:style-name="P14"><text:span text:style-name="T17">&lt;/beacon&gt;</text:span></text:p>
      <text:p text:style-name="Text_20_body"><text:span text:style-name="T17"/></text:p>
      <text:p text:style-name="Text_20_body"><text:bookmark-start text:name="__DdeLink__1161_1397494977"/><text:span text:style-name="T17"/></text:p>
      <text:list xml:id="list991133233" text:continue-list="list517524872" text:style-name="Numbering_20_2">
        <text:list-item>
          <text:h text:style-name="P18" text:outline-level="2"><text:bookmark-end text:name="__DdeLink__1161_1397494977"/>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verbatim"><text:tab/>&lt;digipeater&gt;</text:p>
      <text:p text:style-name="verbatim"><text:tab/><text:tab/>transmitter<text:tab/><text:span text:style-name="T11">callsign</text:span></text:p>
      <text:p text:style-name="verbatim"><text:span text:style-name="T14"><text:tab/><text:tab/>ratelimit<text:tab/><text:tab/>12</text:span><text:span text:style-name="T11">0</text:span></text:p>
      <text:p text:style-name="verbatim"><text:span text:style-name="T14"><text:tab/><text:tab/>&lt;trace&gt;</text:span></text:p>
      <text:p text:style-name="verbatim"><text:span text:style-name="T14"><text:tab/><text:tab/><text:tab/>...<text:tab/></text:span><text:span text:style-name="T11">(defaults are usually OK)</text:span></text:p>
      <text:p text:style-name="verbatim"><text:span text:style-name="T14"><text:tab/><text:tab/>&lt;/trace&gt;</text:span></text:p>
      <text:p text:style-name="verbatim"><text:span text:style-name="T14"><text:tab/><text:tab/>&lt;wide&gt;</text:span></text:p>
      <text:p text:style-name="verbatim"><text:span text:style-name="T14"><text:tab/><text:tab/><text:tab/>...<text:tab/></text:span><text:span text:style-name="T11">(defaults are usually OK)</text:span></text:p>
      <text:p text:style-name="verbatim"><text:span text:style-name="T14"><text:tab/><text:tab/>&lt;/wide&gt;</text:span></text:p>
      <text:p text:style-name="verbatim"><text:span text:style-name="T14"><text:tab/><text:tab/>&lt;source&gt;</text:span></text:p>
      <text:p text:style-name="verbatim"><text:span text:style-name="T14"><text:tab/><text:tab/><text:tab/>source<text:tab/></text:span><text:span text:style-name="T11">callsign</text:span></text:p>
      <text:p text:style-name="verbatim"><text:span text:style-name="T14"><text:tab/><text:tab/><text:tab/>...<text:tab/></text:span><text:span text:style-name="T11">(defaults are usually OK)</text:span></text:p>
      <text:p text:style-name="verbatim"><text:span text:style-name="T14"><text:tab/><text:tab/>&lt;/source&gt;</text:span></text:p>
      <text:p text:style-name="verbatim"><text:span text:style-name="T14"><text:tab/><text:tab/>...<text:tab/><text:tab/></text:span><text:span text:style-name="T11">(more sources can be defined)</text:span></text:p>
      <text:p text:style-name="verbatim"><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Text_20_body"><text:span text:style-name="T14"/></text:p>
      <text:p text:style-name="Text_20_body"><text:span text:style-name="T14">The </text:span><text:span text:style-name="T11">&lt;trace&gt;</text:span><text:span text:style-name="T14"> sub-section:</text:span></text:p>
      <text:p text:style-name="verbatim"><text:span text:style-name="T14"><text:tab/>&lt;trac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oft-page-break/><text:span text:style-name="T14"><text:tab/><text:tab/>keys<text:tab/><text:tab/>TRACE,WIDE,RELAY</text:span></text:p>
      <text:p text:style-name="verbatim"><text:span text:style-name="T14"><text:tab/>&lt;/trace&gt;</text:span></text:p>
      <text:p text:style-name="Text_20_body"><text:span text:style-name="T14"/></text:p>
      <text:p text:style-name="Text_20_body"><text:span text:style-name="T14">The &lt;trace&gt; block settings can be at &lt;digipeater&gt; level, and at &lt;source&gt; sub-level. <text:s/>The &lt;digipeater&gt; level has above listed default values.</text:span></text:p>
      <text:p text:style-name="Text_20_body"><text:span text:style-name="T14">The &lt;source&gt; sub-level &lt;trace&gt; instance is used at first to check what to do to packet. <text:s/>If there is no match at &lt;source&gt; sub-level, the &lt;digipeater&gt; level &lt;trace&gt; entry is checked. <text:s/>If neither matched, then &lt;wide&gt; entries (see below) are used in similar manner.</text:span></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P55"><text:span text:style-name="T14">FIXME: “heard direct” behaviour when maxreq is reached or exceeded is to mark all VIA fields with H-bit, and then to transmit it. <text:s/>On other situation observed excess leads to silent dropping of packet.</text:span></text:p>
      <text:p text:style-name="Text_20_body"><text:span text:style-name="T14">The <text:s/></text:span><text:span text:style-name="T11">keys</text:span><text:span text:style-name="T14"> <text:s/>entry defines multiple “new-n paradigm” style keyword stems that are matched for the first VIA field without H-bit set.</text:span></text:p>
      <text:p text:style-name="Text_20_body"><text:span text:style-name="T14"><text:tab/>FIXME: keywords to choose, source specific keywords, ...</text:span></text:p>
      <text:p text:style-name="Text_20_body"><text:span text:style-name="T14"/></text:p>
      <text:p text:style-name="Text_20_body"><text:span text:style-name="T14"/></text:p>
      <text:p text:style-name="Text_20_body"><text:span text:style-name="T14">The </text:span><text:span text:style-name="T11">&lt;wide&gt;</text:span><text:span text:style-name="T14"> sub-section:</text:span></text:p>
      <text:p text:style-name="verbatim"><text:span text:style-name="T14"><text:tab/>&lt;wid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pan text:style-name="T14"><text:tab/><text:tab/>keys<text:tab/><text:tab/>TRACE,WIDE</text:span></text:p>
      <text:p text:style-name="verbatim"><text:span text:style-name="T14"><text:tab/>&lt;/wide&gt;</text:span></text:p>
      <text:p text:style-name="Text_20_body"><text:span text:style-name="T14"/></text:p>
      <text:p text:style-name="Text_20_body"><text:span text:style-name="T14">The </text:span><text:span text:style-name="T11">&lt;wide&gt;</text:span><text:span text:style-name="T14"> sub-section keywords are matched only, if &lt;trace&gt; sub-section keywords have bot matched. <text:s/>Match on the &lt;wide&gt; sub-section keywords means that no “trace” behaviour is done on outgoing digipeated packet's AX.25 address fields, only decrementing the request counts.</text:span></text:p>
      <text:p text:style-name="Text_20_body"><text:span text:style-name="T14">Otherwise same notes apply as on &lt;trace&gt; sub-section.</text:span></text:p>
      <text:p text:style-name="P51"><text:span text:style-name="T14"/></text:p>
      <text:p text:style-name="Text_20_body"><text:span text:style-name="T14">The <text:s/></text:span><text:span text:style-name="T11">&lt;source&gt;</text:span><text:span text:style-name="T14"> <text:s/>sub-sections:</text:span></text:p>
      <text:p text:style-name="verbatim"><text:span text:style-name="T14"><text:tab/>&lt;source&gt;</text:span></text:p>
      <text:p text:style-name="verbatim"><text:span text:style-name="T14"><text:tab/><text:tab/>source<text:tab/><text:tab/></text:span><text:span text:style-name="T11">callsign</text:span></text:p>
      <text:p text:style-name="verbatim"><text:span text:style-name="T14"><text:tab/><text:tab/>#via-path<text:tab/><text:tab/>foo<text:tab/># for “source APRSIS” only!</text:span></text:p>
      <text:p text:style-name="verbatim"><text:span text:style-name="T14"><text:tab/><text:tab/>relay-type<text:tab/></text:span><text:span text:style-name="T11">keyword</text:span></text:p>
      <text:p text:style-name="verbatim"><text:span text:style-name="T14"><text:tab/><text:tab/>viscous-delay<text:tab/></text:span><text:span text:style-name="T11">N</text:span><text:span text:style-name="T14"><text:tab/># in range: 0..9, default: 0</text:span></text:p>
      <text:p text:style-name="verbatim"><text:span text:style-name="T14"><text:tab/><text:tab/>regex-filter<text:tab/>...</text:span></text:p>
      <text:p text:style-name="verbatim"><text:span text:style-name="T14"><text:tab/><text:tab/>filter<text:tab/><text:tab/>...</text:span></text:p>
      <text:p text:style-name="verbatim"><text:span text:style-name="T14"><text:tab/><text:tab/>&lt;trace&gt;</text:span></text:p>
      <text:p text:style-name="verbatim"><text:span text:style-name="T14"><text:tab/><text:tab/><text:tab/>...</text:span></text:p>
      <text:p text:style-name="verbatim"><text:span text:style-name="T14"><text:tab/><text:tab/>&lt;/trace&gt;</text:span></text:p>
      <text:p text:style-name="verbatim"><text:span text:style-name="T14"><text:tab/><text:tab/>&lt;wide&gt;</text:span></text:p>
      <text:p text:style-name="verbatim"><text:span text:style-name="T14"><text:tab/><text:tab/><text:tab/>...</text:span></text:p>
      <text:p text:style-name="verbatim"><text:span text:style-name="T14"><text:tab/><text:tab/>&lt;/wide&gt;</text:span></text:p>
      <text:p text:style-name="verbatim"><text:span text:style-name="T14"><text:tab/>&lt;/source&gt;</text:span></text:p>
      <text:p text:style-name="Text_20_body"><text:span text:style-name="T14"/></text:p>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uxiliary parameter usable on <text:s/></text:span><text:span text:style-name="T11">relay-type directonly</text:span><text:span text:style-name="T14"> <text:s/>digipeaters.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text:span></text:p>
      <text:p text:style-name="Text_20_body"><text:span text:style-name="T14">The <text:s/></text:span><text:span text:style-name="T11">filter</text:span><text:span text:style-name="T14"> <text:s/>entries define javAPRSSrvr style adjunct filter entries that must pass through the arriving packet. <text:s/>Not all adjunct filters make any sense on a digipeater...</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text:span></text:p>
      <text:p text:style-name="Text_20_body"><text:span text:style-name="T14"/></text:p>
      <text:p text:style-name="P51"><text:span text:style-name="T14"/></text:p>
      <text:p text:style-name="P48"><text:span text:style-name="T14">Filter entries:</text:span></text:p>
      <text:p text:style-name="Standard">Only following of javAPRSSrvr adjunct filter entries are supported on &lt;source&gt; section:</text:p>
      <text:p text:style-name="Standard"/>
      <text:list xml:id="list1044689227" text:style-name="L21">
        <text:list-item>
          <text:p text:style-name="P59">A/latN/lonW/latS/lonE</text:p>
        </text:list-item>
        <text:list-item>
          <text:p text:style-name="P59">B/call1/call2...</text:p>
        </text:list-item>
        <text:list-item>
          <text:p text:style-name="P59">F/call/dist_km</text:p>
        </text:list-item>
        <text:list-item>
          <text:p text:style-name="P59">O/object1/object2...</text:p>
        </text:list-item>
        <text:list-item>
          <text:p text:style-name="P59">P/aa/bb/cc...</text:p>
        </text:list-item>
        <text:list-item>
          <text:p text:style-name="P59">R/lat/lon/dist_km</text:p>
        </text:list-item>
        <text:list-item>
          <text:p text:style-name="P59">S/pri/alt/overlay</text:p>
        </text:list-item>
        <text:list-item>
          <text:p text:style-name="P59">T/.../call/km</text:p>
        </text:list-item>
        <text:list-item>
          <text:p text:style-name="P59">U/unproto1/unproto2...</text:p>
        </text:list-item>
      </text:list>
      <text:p text:style-name="Standard"><text:span text:style-name="T14"/></text:p>
      <text:p text:style-name="P58">For more information about their syntax, see: </text:p>
      <text:p text:style-name="P31"><text:tab/><text:a xlink:type="simple" xlink:href="http://www.aprs-is.net/javAPRSFilter.aspx"><text:span text:style-name="T18">http://www.aprs-is.net/javAPRSFilter.aspx</text:span></text:a></text:p>
      <text:p text:style-name="P31"><text:span text:style-name="T14"/></text:p>
      <text:p text:style-name="Standard"><text:span text:style-name="T14"/></text:p>
      <text:p text:style-name="P48"><text:span text:style-name="T14">Regex-filter entries:</text:span></text:p>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534042693" text:style-name="L22">
        <text:list-item>
          <text:p text:style-name="P60">regex-filter source RE</text:p>
        </text:list-item>
        <text:list-item>
          <text:p text:style-name="P60">regex-filter destination RE</text:p>
        </text:list-item>
        <text:list-item>
          <text:p text:style-name="P60">regex-filter via RE</text:p>
        </text:list-item>
        <text:list-item>
          <text:p text:style-name="P60">regex-filter data RE</text:p>
        </text:list-item>
      </text:list>
      <text:p text:style-name="Standard"/>
      <text:p text:style-name="P5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Text_20_body"><text:span text:style-name="T14"/></text:p>
      <text:list xml:id="list1043031881" text:continue-list="list2018366901" text:style-name="Outline">
        <text:list-item>
          <text:h text:style-name="P11" text:outline-level="1"><text:span text:style-name="T14">Running the Aprx Program</text:span></text:h>
        </text:list-item>
      </text:list>
      <text:list xml:id="list1196896931" text:continue-list="list991133233" text:style-name="Numbering_20_2">
        <text:list-item text:start-value="1">
          <text:h text:style-name="Heading_20_2" text:outline-level="2" text:restart-numbering="true" text:start-value="-1"><text:span text:style-name="T14">Normal Operational Running</text:span></text:h>
        </text:list-item>
      </text:list>
      <text:p text:style-name="Text_20_body"><text:span text:style-name="T14">The Aprx program is intended to be run without any command line parameters, but some are available for normal operation:</text:span></text:p>
      <text:list xml:id="list1369764789" text:style-name="L17">
        <text:list-item>
          <text:p text:style-name="P46"><text:span text:style-name="T14">-f <text:s text:c="2"/>-- tell location of runtime <text:s/>aprx.conf <text:s/>file, if default is not suitable for some reason.</text:span></text:p>
        </text:list-item>
        <text:list-item>
          <text:p text:style-name="P46"><text:span text:style-name="T14">-L <text:s/>-- <text:s/>log a bit more on <text:s/>aprx.log</text:span></text:p>
        </text:list-item>
      </text:list>
      <text:p text:style-name="Text_20_body"><text:span text:style-name="T14">Depending on your host system, you may need to setup init-script and its associated startup parameter file.</text:span></text:p>
      <text:p text:style-name="Text_20_body"><text:span text:style-name="T14"/></text:p>
      <text:p text:style-name="Text_20_body"><text:span text:style-name="T14"/></text:p>
      <text:p text:style-name="P37"><text:span text:style-name="T14">On RedHat/Fedora/SuSE/relatives:</text:span></text:p>
      <text:p text:style-name="P49"><text:span text:style-name="T14"><text:tab/>/etc/sysconfig/aprx</text:span></text:p>
      <text:p text:style-name="P17"><text:span text:style-name="T14"><text:tab/>STARTAPRX="yes"</text:span></text:p>
      <text:p text:style-name="P17"><text:span text:style-name="T14"><text:tab/>DAEMON_OPTS=""</text:span></text:p>
      <text:p text:style-name="Text_20_body"><text:span text:style-name="T14"/></text:p>
      <text:p text:style-name="Text_20_body"><text:span text:style-name="T14">after installation, you may need to execute following two commands as root:</text:span></text:p>
      <text:p text:style-name="P17"><text:span text:style-name="T14"><text:tab/>chkconfig aprx on</text:span></text:p>
      <text:p text:style-name="P17"><text:span text:style-name="T14"><text:tab/>service aprx start</text:span></text:p>
      <text:p text:style-name="P49"><text:span text:style-name="T14"/></text:p>
      <text:p text:style-name="Text_20_body"><text:span text:style-name="T14"/></text:p>
      <text:p text:style-name="P37"><text:span text:style-name="T14">On Debian/Ubuntu/derivatives:</text:span></text:p>
      <text:p text:style-name="Text_20_body"><text:span text:style-name="T14"><text:tab/>/etc/default/aprx</text:span></text:p>
      <text:p text:style-name="verbatim"><text:span text:style-name="T14"><text:tab/>STARTAPRX="yes"</text:span></text:p>
      <text:p text:style-name="verbatim"><text:span text:style-name="T14"><text:tab/>DAEMON_OPTS=""</text:span></text:p>
      <text:p text:style-name="Text_20_body"><text:span text:style-name="T14"/></text:p>
      <text:p text:style-name="Text_20_body"><text:span text:style-name="T14">after installation, you may need to execute following two commands as root:</text:span></text:p>
      <text:p text:style-name="P17"><text:span text:style-name="T14"><text:tab/>update-rc.d aprx defaults 84</text:span></text:p>
      <text:p text:style-name="P17"><text:span text:style-name="T14"><text:tab/>/etc/init.d/aprx start</text:span></text:p>
      <text:p text:style-name="P49"><text:span text:style-name="T14"/></text:p>
      <text:p text:style-name="Text_20_body"><text:span text:style-name="T14"/></text:p>
      <text:p text:style-name="Text_20_body"><text:span text:style-name="T14">You will also need <text:s text:c="2"/>logrotate <text:s/>service file. <text:s/>This one is handy to rotate your possible logs so that especially embedded installations should never overflow their RAM-disks with useless log files. <text:s/>The file in question is something like this:</text:span></text:p>
      <text:p text:style-name="P16"><text:span text:style-name="T14">/var/log/aprx/aprx-rf.log /var/log/aprx/aprx.log /var/log/aprx/erlang.log {</text:span></text:p>
      <text:p text:style-name="P16"><text:span text:style-name="T14"><text:s text:c="8"/>monthly</text:span></text:p>
      <text:p text:style-name="P16"><text:span text:style-name="T14"><text:s text:c="8"/>rotate 24</text:span></text:p>
      <text:p text:style-name="P16"><text:span text:style-name="T14"># <text:s text:c="6"/>compress</text:span></text:p>
      <text:p text:style-name="P16"><text:span text:style-name="T14"><text:s text:c="8"/>missingok</text:span></text:p>
      <text:p text:style-name="P16"><text:span text:style-name="T14"><text:s text:c="8"/>notifempty</text:span></text:p>
      <text:p text:style-name="P16"><text:span text:style-name="T14"><text:s text:c="8"/>create 644 root adm</text:span></text:p>
      <text:p text:style-name="P16"><text:span text:style-name="T14">}</text:span></text:p>
      <text:p text:style-name="Text_20_body"><text:span text:style-name="T14"/></text:p>
      <text:p text:style-name="Text_20_body"><text:soft-page-break/><text:span text:style-name="T14"/></text:p>
      <text:list xml:id="list2036216564" text:continue-list="list1196896931" text:style-name="Numbering_20_2">
        <text:list-item>
          <text:h text:style-name="Heading_20_2" text:outline-level="2"><text:span text:style-name="T14">Testing Configuration</text:span></text:h>
        </text:list-item>
      </text:list>
      <text:p text:style-name="Text_20_body"><text:span text:style-name="T14">Testing the Aprx configuration, and many other things, is accomplished with command line parameters:</text:span></text:p>
      <text:list xml:id="list100755485" text:style-name="L18">
        <text:list-item>
          <text:p>-d</text:p>
        </text:list-item>
        <text:list-item>
          <text:p>-dd</text:p>
        </text:list-item>
        <text:list-item>
          <text:p>-ddv</text:p>
        </text:list-item>
      </text:list>
      <text:p text:style-name="Text_20_body"><text:span text:style-name="T14"/></text:p>
      <text:p text:style-name="P5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57"/>
      <text:p text:style-name="P57">These give increasing amount of debug printouts to interactive terminal session that started the program.</text:p>
      <text:p text:style-name="P57"/>
      <text:p text:style-name="P5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0"/>
      <text:p text:style-name="P50">Program being tested with these options is killable simply by pressing Ctrl-C on controlling terminal.</text:p>
      <text:p text:style-name="P50"/>
      <text:list xml:id="list358530847" text:continue-list="list2036216564" text:style-name="Numbering_20_2">
        <text:list-item>
          <text:h text:style-name="P18" text:outline-level="2"><text:span text:style-name="T14">The aprs.fi Services for Aprx</text:span></text:h>
        </text:list-item>
      </text:list>
      <text:p text:style-name="Text_20_body"><text:span text:style-name="T14">The Aprx sends telemetry packets for each active radio interface, and aprs.fi can plot them to you in time-series graphs per APRS specification 1.0.1 Telemetry packet rules.</text:span></text:p>
      <text:p text:style-name="Text_20_body"><text:span text:style-name="T14">These graphs are:</text:span></text:p>
      <text:list xml:id="list1827649705" text:style-name="L20">
        <text:list-item>
          <text:p text:style-name="P47"><text:span text:style-name="T14">Channel received Erlang estimate (based on received bytes, not actual detected higher RSSI levels)</text:span></text:p>
        </text:list-item>
        <text:list-item>
          <text:p text:style-name="P47"><text:span text:style-name="T14">Channel transmitted Erlang estimate (based on number of transmitted bytes, not actual PTT time)</text:span></text:p>
        </text:list-item>
        <text:list-item>
          <text:p text:style-name="P47"><text:span text:style-name="T14">Number of received packets on channel</text:span></text:p>
        </text:list-item>
        <text:list-item>
          <text:p text:style-name="P47"><text:span text:style-name="T14">Number of packets that receiving iGate function discarded for one reason or another</text:span></text:p>
        </text:list-item>
        <text:list-item>
          <text:p text:style-name="P47"><text:span text:style-name="T14">Number of transmitted packets</text:span></text:p>
        </text:list-item>
      </text:list>
      <text:p text:style-name="Text_20_body"><text:span text:style-name="T14">All represent counts/averages scaled to be over 10 minute time period.</text:span></text:p>
      <text:p text:style-name="Text_20_body"><text:span text:style-name="T14"/></text:p>
      <text:p text:style-name="Text_20_body"><text:span text:style-name="T14"/></text:p>
      <text:list xml:id="list93125842" text:continue-list="list1043031881" text:style-name="Outline">
        <text:list-item>
          <text:h text:style-name="P11" text:outline-level="1"><text:span text:style-name="T14">Compile Time Options</text:span></text:h>
        </text:list-item>
      </text:list>
      <text:p text:style-name="Text_20_body"><text:span text:style-name="T14">TO BE WRITTEN</text:span></text:p>
      <text:p text:style-name="Text_20_body"><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7 Manual</text:title></text:p>
      </style:header>
      <style:footer>
        <text:p text:style-name="MP2"><text:page-number text:select-page="current">33</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27T10:24:30</dc:date>
    <dc:creator>Matti KP20NG</dc:creator>
    <meta:editing-duration>PT539H30M20S</meta:editing-duration>
    <meta:editing-cycles>400</meta:editing-cycles>
    <meta:generator>OpenOffice.org/3.2$Unix OpenOffice.org_project/320m8$Build-9472</meta:generator>
    <dc:title>Aprx 1.97 Manual</dc:title>
    <meta:document-statistic meta:table-count="0" meta:image-count="0" meta:object-count="0" meta:page-count="33" meta:paragraph-count="564" meta:word-count="5526" meta:character-count="35765"/>
  </office:meta>
</office:document-meta>
</file>